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C0000037118F044AA233407D1.png" manifest:media-type="image/png"/>
  <manifest:file-entry manifest:full-path="Pictures/10000001000005820000028A2B07F64A3559D897.png" manifest:media-type="image/png"/>
  <manifest:file-entry manifest:full-path="Pictures/10000001000006FC0000019755B23EDF91C37A56.png" manifest:media-type="image/png"/>
  <manifest:file-entry manifest:full-path="Pictures/1000000100000583000002E4E31939CE23D680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0b826" officeooo:paragraph-rsid="0010b826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24pt" style:text-underline-style="solid" style:text-underline-width="auto" style:text-underline-color="font-color" fo:font-weight="bold" officeooo:rsid="0010b826" officeooo:paragraph-rsid="0010b82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officeooo:rsid="0010b826" officeooo:paragraph-rsid="0010b826" style:font-size-asian="14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vOps Assignment 2</text:p>
      <text:p text:style-name="P1"/>
      <text:p text:style-name="P4">i)<draw:frame draw:style-name="fr2" draw:name="Image1" text:anchor-type="char" svg:x="0.2866in" svg:y="0.0744in" svg:width="6.9252in" svg:height="3.6311in" draw:z-index="0"><draw:image xlink:href="Pictures/1000000100000583000002E4E31939CE23D680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2598in" svg:y="0.102in" svg:width="7.4535in" svg:height="2.5339in" draw:z-index="1"><draw:image xlink:href="Pictures/10000001000006FC0000019755B23EDF91C37A56.png" xlink:type="simple" xlink:show="embed" xlink:actuate="onLoad" draw:mime-type="image/png"/></draw:frame></text:p>
      <text:p text:style-name="P1"/>
      <text:p text:style-name="P1"/>
      <text:p text:style-name="P2">ii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x="0.4063in" svg:y="0.1437in" svg:width="6.9252in" svg:height="3.1925in" draw:z-index="2"><draw:image xlink:href="Pictures/10000001000005820000028A2B07F64A3559D897.png" xlink:type="simple" xlink:show="embed" xlink:actuate="onLoad" draw:mime-type="image/png"/></draw:frame></text:p>
      <text:p text:style-name="P2"/>
      <text:p text:style-name="P2">iii)</text:p>
      <text:p text:style-name="P2"/>
      <text:p text:style-name="P2"/>
      <text:p text:style-name="P2"/>
      <text:p text:style-name="P2"/>
      <text:p text:style-name="P2"><draw:frame draw:style-name="fr1" draw:name="Image4" text:anchor-type="char" svg:x="0.2555in" svg:y="-0.3756in" svg:width="6.9252in" svg:height="4.3453in" draw:z-index="3"><draw:image xlink:href="Pictures/100000010000057C0000037118F044AA233407D1.png" xlink:type="simple" xlink:show="embed" xlink:actuate="onLoad" draw:mime-type="image/png"/></draw:frame><text:soft-page-break/></text:p>
      <text:p text:style-name="P2">iv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49:36.000704854</meta:creation-date>
    <dc:date>2024-07-01T17:06:56.308514556</dc:date>
    <meta:editing-duration>PT7M10S</meta:editing-duration>
    <meta:editing-cycles>1</meta:editing-cycles>
    <meta:document-statistic meta:table-count="0" meta:image-count="4" meta:object-count="0" meta:page-count="3" meta:paragraph-count="5" meta:word-count="7" meta:character-count="31" meta:non-whitespace-character-count="29"/>
    <meta:generator>LibreOffice/7.3.7.2$Linux_X86_64 LibreOffice_project/30$Build-2</meta:generator>
  </office:meta>
</office:document-meta>
</file>